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ac0" officeooo:paragraph-rsid="000b0ac0"/>
    </style:style>
    <style:style style:name="P2" style:family="paragraph" style:parent-style-name="Standard">
      <style:text-properties officeooo:rsid="000b0ac0" officeooo:paragraph-rsid="001772b6"/>
    </style:style>
    <style:style style:name="P3" style:family="paragraph" style:parent-style-name="Standard">
      <style:text-properties officeooo:rsid="000dba07" officeooo:paragraph-rsid="000dba07"/>
    </style:style>
    <style:style style:name="P4" style:family="paragraph" style:parent-style-name="Standard">
      <style:text-properties officeooo:rsid="00112d36" officeooo:paragraph-rsid="00112d36"/>
    </style:style>
    <style:style style:name="P5" style:family="paragraph" style:parent-style-name="Standard">
      <style:text-properties officeooo:paragraph-rsid="000b0ac0"/>
    </style:style>
    <style:style style:name="P6" style:family="paragraph" style:parent-style-name="Standard">
      <style:text-properties fo:font-weight="bold" officeooo:rsid="000dba07" officeooo:paragraph-rsid="000dba07" style:font-weight-asian="bold" style:font-weight-complex="bold"/>
    </style:style>
    <style:style style:name="P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  <style:text-properties officeooo:paragraph-rsid="00159953"/>
    </style:style>
    <style:style style:name="P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  <style:text-properties officeooo:paragraph-rsid="00159953"/>
    </style:style>
    <style:style style:name="P9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  <style:text-properties officeooo:paragraph-rsid="00159953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Times New Roman" fo:font-size="10pt" fo:font-style="normal" style:text-underline-style="none" fo:font-weight="bold" officeooo:rsid="004cd25f" officeooo:paragraph-rsid="00159953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text-properties fo:color="#000000" officeooo:rsid="0018884a" officeooo:paragraph-rsid="000b0ac0"/>
    </style:style>
    <style:style style:name="P12" style:family="paragraph" style:parent-style-name="Standard">
      <style:text-properties officeooo:rsid="001772b6" officeooo:paragraph-rsid="001772b6"/>
    </style:style>
    <style:style style:name="P13" style:family="paragraph" style:parent-style-name="Standard">
      <style:text-properties fo:font-weight="bold" officeooo:rsid="0018884a" officeooo:paragraph-rsid="0018884a" style:font-weight-asian="bold" style:font-weight-complex="bold"/>
    </style:style>
    <style:style style:name="P14" style:family="paragraph" style:parent-style-name="Standard">
      <style:text-properties officeooo:rsid="000b0ac0" officeooo:paragraph-rsid="000b0ac0"/>
    </style:style>
    <style:style style:name="P15" style:family="paragraph" style:parent-style-name="Standard">
      <style:text-properties officeooo:rsid="000b0ac0" officeooo:paragraph-rsid="001be195"/>
    </style:style>
    <style:style style:name="P16" style:family="paragraph" style:parent-style-name="Standard">
      <style:text-properties officeooo:rsid="000b0ac0" officeooo:paragraph-rsid="001bf849"/>
    </style:style>
    <style:style style:name="P17" style:family="paragraph" style:parent-style-name="Standard">
      <style:text-properties officeooo:paragraph-rsid="000b0ac0"/>
    </style:style>
    <style:style style:name="T1" style:family="text">
      <style:text-properties officeooo:rsid="000dba07"/>
    </style:style>
    <style:style style:name="T2" style:family="text">
      <style:text-properties officeooo:rsid="00112d36"/>
    </style:style>
    <style:style style:name="T3" style:family="text">
      <style:text-properties fo:color="#c9211e" officeooo:rsid="00112d36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59953"/>
    </style:style>
    <style:style style:name="T6" style:family="text">
      <style:text-properties officeooo:rsid="001772b6"/>
    </style:style>
    <style:style style:name="T7" style:family="text">
      <style:text-properties officeooo:rsid="0018884a"/>
    </style:style>
    <style:style style:name="T8" style:family="text">
      <style:text-properties fo:color="#000000" officeooo:rsid="0018884a"/>
    </style:style>
    <style:style style:name="T9" style:family="text">
      <style:text-properties fo:color="#000000" officeooo:rsid="001e452d"/>
    </style:style>
    <style:style style:name="T10" style:family="text">
      <style:text-properties officeooo:rsid="000b0ac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5pt" fo:font-weight="bold" officeooo:rsid="000b0ac0" style:font-size-asian="15pt" style:font-weight-asian="bold" style:font-size-complex="15pt" style:font-weight-complex="bold"/>
    </style:style>
    <style:style style:name="T13" style:family="text">
      <style:text-properties officeooo:rsid="001be195"/>
    </style:style>
    <style:style style:name="T14" style:family="text">
      <style:text-properties officeooo:rsid="001bf849"/>
    </style:style>
    <style:style style:name="T15" style:family="text">
      <style:text-properties officeooo:rsid="001f7a07"/>
    </style:style>
    <style:style style:name="T16" style:family="text">
      <style:text-properties officeooo:rsid="00200589"/>
    </style:style>
    <style:style style:name="T17" style:family="text">
      <style:text-properties officeooo:rsid="0021a70f"/>
    </style:style>
    <style:style style:name="T18" style:family="text">
      <style:text-properties officeooo:rsid="0022af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2">PLAN</text:span><text:span text:style-name="T10"> </text:span></text:p>
      <text:p text:style-name="P1"/>
      <text:p text:style-name="P6">Intro<text:span text:style-name="T7">duction</text:span></text:p>
      <text:p text:style-name="P1"/>
      <text:p text:style-name="P1"><text:span text:style-name="T6">I</text:span>. <text:span text:style-name="T11">Entreprise</text:span></text:p>
      <text:p text:style-name="P1"><text:tab/><text:span text:style-name="T1">a. Présentation</text:span></text:p>
      <text:p text:style-name="P1"><text:tab/><text:span text:style-name="T1">b. </text:span>Activité</text:p>
      <text:p text:style-name="P1"><text:tab/><text:tab/>. <text:span text:style-name="T7">Hub</text:span></text:p>
      <text:p text:style-name="P1"><text:tab/><text:tab/>. <text:span text:style-name="T7">Statistiques</text:span></text:p>
      <text:p text:style-name="P1"><text:span text:style-name="T1"><text:tab/>c. </text:span>Orga<text:span text:style-name="T2">nisation</text:span></text:p>
      <text:p text:style-name="P1"><text:span text:style-name="T3"><text:tab/><text:tab/>. </text:span><text:span text:style-name="T8">M</text:span><text:span text:style-name="T9">é</text:span><text:span text:style-name="T8">thode agile</text:span></text:p>
      <text:p text:style-name="P11"><text:tab/><text:tab/>. Equipe ISS</text:p>
      <text:p text:style-name="P1"/>
      <text:p text:style-name="P1"><text:span text:style-name="T6">II</text:span>. <text:span text:style-name="T11">Mission</text:span></text:p>
      <text:p text:style-name="P1"><text:tab/><text:span text:style-name="T1">(Petite introduction)</text:span></text:p>
      <text:p text:style-name="P12"><text:tab/>1. Architecture Lambda</text:p>
      <text:p text:style-name="P2"><text:tab/><text:tab/><text:span text:style-name="T6">a. Lambda générale</text:span></text:p>
      <text:p text:style-name="P2"><text:tab/><text:tab/><text:span text:style-name="T6">b. Ses composants</text:span></text:p>
      <text:p text:style-name="P1"><text:tab/>2<text:span text:style-name="T6">. La donnée</text:span></text:p>
      <text:p text:style-name="P5"><text:span text:style-name="T10"><text:tab/><text:tab/>a. Application</text:span></text:p>
      <text:p text:style-name="P1"><text:tab/><text:tab/><text:span text:style-name="T13">b. données de configuration B. type</text:span></text:p>
      <text:p text:style-name="P15"><text:span text:style-name="T13"><text:tab/><text:tab/>c. events structures / event agreg</text:span></text:p>
      <text:p text:style-name="P1"><text:span text:style-name="T13"><text:tab/><text:tab/>d. query</text:span></text:p>
      <text:p text:style-name="P1"><text:tab/><text:span text:style-name="T6">3. Le Speedlayer</text:span></text:p>
      <text:p text:style-name="P1"><text:tab/><text:tab/><text:span text:style-name="T6">a</text:span>. <text:span text:style-name="T1">Contexte</text:span></text:p>
      <text:p text:style-name="P1"><text:tab/><text:tab/><text:span text:style-name="T6">b</text:span>. <text:span text:style-name="T5">Cadre technique (langages et outils)</text:span></text:p>
      <text:p text:style-name="P1"><text:tab/><text:tab/>c<text:span text:style-name="T5">. Découpage prévisionnel</text:span></text:p>
      <text:p text:style-name="P1"><text:span text:style-name="T15"><text:tab/><text:tab/>d. Bac à sables</text:span></text:p>
      <text:p text:style-name="P1"><text:tab/><text:tab/><text:tab/>. <text:span text:style-name="T18">Redis</text:span></text:p>
      <text:p text:style-name="P1"><text:tab/><text:tab/><text:tab/>. <text:span text:style-name="T15">RabbitMQ</text:span></text:p>
      <text:p text:style-name="P16"><text:span text:style-name="T14"><text:tab/><text:tab/>e. Implémentation SpeedLayer code / description classes</text:span></text:p>
      <text:p text:style-name="P16"><text:tab/><text:tab/><text:tab/>. <text:span text:style-name="T14">SpeedLayerManager</text:span></text:p>
      <text:p text:style-name="P16"><text:tab/><text:tab/><text:tab/>. <text:span text:style-name="T14">SpeedLayerAggregation</text:span></text:p>
      <text:p text:style-name="P16"><text:tab/><text:tab/><text:tab/>. <text:span text:style-name="T14">Double Buffer</text:span></text:p>
      <text:p text:style-name="P16"><text:tab/><text:tab/><text:tab/>. <text:span text:style-name="T14">Buffer</text:span></text:p>
      <text:p text:style-name="P16"><text:span text:style-name="T6"><text:tab/><text:tab/>f</text:span>. <text:span text:style-name="T5">Interfaces</text:span></text:p>
      <text:p text:style-name="P16"><text:tab/><text:tab/><text:tab/>. <text:span text:style-name="T14">AggregEvent</text:span></text:p>
      <text:p text:style-name="P16"><text:tab/><text:tab/><text:tab/>. <text:span text:style-name="T14">Query</text:span></text:p>
      <text:p text:style-name="P16"><text:tab/><text:tab/><text:span text:style-name="T17">g</text:span>. <text:span text:style-name="T14">Test driven developement</text:span></text:p>
      <text:p text:style-name="P1"><text:tab/><text:tab/><text:span text:style-name="T17">h.</text:span> <text:span text:style-name="T5">Intégration</text:span></text:p>
      <text:p text:style-name="P1"><text:tab/><text:tab/><text:tab/>. <text:span text:style-name="T5">Point d’entrée</text:span></text:p>
      <text:p text:style-name="P1"><text:tab/><text:tab/><text:tab/>. <text:span text:style-name="T5">Service client speed - Bee-stat-service</text:span></text:p>
      <text:p text:style-name="P1"><text:tab/><text:tab/><text:tab/>. <text:span text:style-name="T5">Test d’intégration et d’application.</text:span></text:p>
      <text:p text:style-name="P3"><text:tab/><text:tab/><text:span text:style-name="T17">i</text:span>. Objectif<text:span text:style-name="T5">s</text:span> atteint<text:span text:style-name="T5">s / à venir</text:span> (Redis) <text:span text:style-name="T16">ou alors je garde ça pour la conclusion</text:span></text:p>
      <text:p text:style-name="P13">Conclusion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a xlink:type="simple" xlink:href="#__RefHeading___Toc4420_945432117" text:style-name="Index_20_Link" text:visited-style-name="Index_20_Link">I. Introduction<text:tab/>5</text:a></text:p>
      <text:p text:style-name="P7"><text:a xlink:type="simple" xlink:href="#__RefHeading___Toc5718_3610677228" text:style-name="Index_20_Link" text:visited-style-name="Index_20_Link">II. Beebuzziness<text:tab/>6</text:a></text:p>
      <text:p text:style-name="P8"><text:a xlink:type="simple" xlink:href="#__RefHeading___Toc4422_945432117" text:style-name="Index_20_Link" text:visited-style-name="Index_20_Link">II.1 Présentation de l’entreprise<text:tab/>6</text:a></text:p>
      <text:p text:style-name="P8"><text:a xlink:type="simple" xlink:href="#__RefHeading___Toc5722_3610677228" text:style-name="Index_20_Link" text:visited-style-name="Index_20_Link">II.2 Activité de l’entreprise<text:tab/>6</text:a></text:p>
      <text:p text:style-name="P8"><text:a xlink:type="simple" xlink:href="#__RefHeading___Toc5732_3610677228" text:style-name="Index_20_Link" text:visited-style-name="Index_20_Link">II.3 Organisation de l’entreprise<text:tab/>6</text:a></text:p>
      <text:p text:style-name="P7"><text:a xlink:type="simple" xlink:href="#__RefHeading___Toc5744_3610677228" text:style-name="Index_20_Link" text:visited-style-name="Index_20_Link">III. Ma mission<text:tab/>7</text:a></text:p>
      <text:p text:style-name="P8"><text:a xlink:type="simple" xlink:href="#__RefHeading___Toc4428_945432117" text:style-name="Index_20_Link" text:visited-style-name="Index_20_Link">III.1 L’architecture Lambda<text:tab/>7</text:a></text:p>
      <text:p text:style-name="P9"><text:a xlink:type="simple" xlink:href="#__RefHeading___Toc4430_945432117" text:style-name="Index_20_Link" text:visited-style-name="Index_20_Link">Description<text:tab/>7</text:a></text:p>
      <text:p text:style-name="P9"><text:a xlink:type="simple" xlink:href="#__RefHeading___Toc2893_1488878542" text:style-name="Index_20_Link" text:visited-style-name="Index_20_Link"><text:s/>Avantages<text:tab/>8</text:a></text:p>
      <text:p text:style-name="P9"><text:a xlink:type="simple" xlink:href="#__RefHeading___Toc4432_945432117" text:style-name="Index_20_Link" text:visited-style-name="Index_20_Link">Les différents composant de l’Architecture lambda<text:tab/>8</text:a></text:p>
      <text:p text:style-name="P8"><text:a xlink:type="simple" xlink:href="#__RefHeading___Toc9498_1406277409" text:style-name="Index_20_Link" text:visited-style-name="Index_20_Link">III.2 Le SpeedLayer<text:tab/>9</text:a></text:p>
      <text:p text:style-name="P9"><text:a xlink:type="simple" xlink:href="#__RefHeading___Toc13360_1406277409" text:style-name="Index_20_Link" text:visited-style-name="Index_20_Link"><text:span text:style-name="T4">Le contexte</text:span></text:a><text:a xlink:type="simple" xlink:href="#__RefHeading___Toc13360_1406277409" text:style-name="Index_20_Link" text:visited-style-name="Index_20_Link"><text:tab/>9</text:a></text:p>
      <text:p text:style-name="P9"><text:a xlink:type="simple" xlink:href="#__RefHeading___Toc3718_1781539607" text:style-name="Index_20_Link" text:visited-style-name="Index_20_Link">Cadre technique<text:tab/>9</text:a></text:p>
      <text:p text:style-name="P9"><text:a xlink:type="simple" xlink:href="#__RefHeading___Toc9500_1406277409" text:style-name="Index_20_Link" text:visited-style-name="Index_20_Link">Découpage<text:tab/>10</text:a></text:p>
      <text:p text:style-name="P9"><text:a xlink:type="simple" xlink:href="#__RefHeading___Toc3616_741304413" text:style-name="Index_20_Link" text:visited-style-name="Index_20_Link">TDD<text:tab/>13</text:a></text:p>
      <text:p text:style-name="P9"><text:a xlink:type="simple" xlink:href="#__RefHeading___Toc3720_1781539607" text:style-name="Index_20_Link" text:visited-style-name="Index_20_Link">Interfaces<text:tab/>15</text:a></text:p>
      <text:p text:style-name="P9"><text:a xlink:type="simple" xlink:href="#__RefHeading___Toc3631_741304413" text:style-name="Index_20_Link" text:visited-style-name="Index_20_Link">Intégration<text:tab/>15</text:a></text:p>
      <text:p text:style-name="P9"><text:a xlink:type="simple" xlink:href="#__RefHeading___Toc3722_1781539607" text:style-name="Index_20_Link" text:visited-style-name="Index_20_Link">Objectifs atteints<text:tab/>17</text:a></text:p>
      <text:p text:style-name="P7"><text:a xlink:type="simple" xlink:href="#__RefHeading___Toc5746_3610677228" text:style-name="Index_20_Link" text:visited-style-name="Index_20_Link">IV. Conclusion<text:tab/>18</text:a></text:p>
      <text:p text:style-name="P7"><text:a xlink:type="simple" xlink:href="#__RefHeading___Toc4482_945432117" text:style-name="Index_20_Link" text:visited-style-name="Index_20_Link">V. Glossaire<text:tab/>19</text:a></text:p>
      <text:p text:style-name="P7"><text:a xlink:type="simple" xlink:href="#__RefHeading___Toc2895_1488878542" text:style-name="Index_20_Link" text:visited-style-name="Index_20_Link">VI. Bibliographie<text:tab/>20</text:a></text:p>
      <text:p text:style-name="P7"><text:a xlink:type="simple" xlink:href="#__RefHeading___Toc2897_1488878542" text:style-name="Index_20_Link" text:visited-style-name="Index_20_Link">VII. Annexes<text:tab/>21</text:a></text:p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4:14:41.242529464</meta:creation-date>
    <meta:editing-duration>PT1H5M17S</meta:editing-duration>
    <meta:editing-cycles>19</meta:editing-cycles>
    <meta:generator>LibreOffice/6.3.5.2$Linux_X86_64 LibreOffice_project/30$Build-2</meta:generator>
    <dc:date>2020-04-24T20:41:45.954145336</dc:date>
    <meta:document-statistic meta:table-count="0" meta:image-count="0" meta:object-count="0" meta:page-count="2" meta:paragraph-count="64" meta:word-count="205" meta:character-count="1330" meta:non-whitespace-character-count="1109"/>
  </office:meta>
</office:document-meta>
</file>